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1, 2009, 23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office:value-type="string">
            <text:p>TestNodeGenerator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2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testUndefined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heel veel falnde test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et/Let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{} + “electric” gives PDB exception</text:p>
          </table:table-cell>
          <table:table-cell table:number-columns-repeated="253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1">01/21/2009</text:date>, <text:time>23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21T23:35:20</dc:date>
    <meta:editing-cycles>137</meta:editing-cycles>
    <meta:editing-duration>PT238H29M56S</meta:editing-duration>
    <meta:document-statistic meta:table-count="9" meta:cell-count="1268" meta:object-count="0"/>
    <meta:user-defined meta:name="Info 1"/>
    <meta:user-defined meta:name="Info 2"/>
    <meta:user-defined meta:name="Info 3"/>
    <meta:user-defined meta:name="Info 4"/>
  </office:meta>
</office:document-meta>
</file>